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5" style:family="paragraph" style:parent-style-name="Standard">
      <style:text-properties fo:language="fr" fo:country="FR" fo:font-style="normal" officeooo:rsid="0105ec66" officeooo:paragraph-rsid="010781a5" style:font-style-asian="normal" style:font-style-complex="normal"/>
    </style:style>
    <style:style style:name="P26" style:family="paragraph" style:parent-style-name="Standard">
      <style:text-properties fo:language="fr" fo:country="FR" fo:font-style="normal" officeooo:rsid="00656784" officeooo:paragraph-rsid="00656784" style:font-style-asian="normal" style:font-style-complex="normal"/>
    </style:style>
    <style:style style:name="P27" style:family="paragraph" style:parent-style-name="Standard">
      <style:text-properties fo:language="fr" fo:country="FR" fo:font-style="normal" officeooo:rsid="00656784" officeooo:paragraph-rsid="012f6587" style:font-style-asian="normal" style:font-style-complex="normal"/>
    </style:style>
    <style:style style:name="P28" style:family="paragraph" style:parent-style-name="Standard">
      <style:text-properties fo:language="fr" fo:country="FR" fo:font-style="normal" officeooo:rsid="00a69558" officeooo:paragraph-rsid="00a69558" style:font-style-asian="normal" style:font-style-complex="normal"/>
    </style:style>
    <style:style style:name="P29" style:family="paragraph" style:parent-style-name="Standard">
      <style:text-properties fo:language="fr" fo:country="FR" fo:font-style="normal" officeooo:rsid="00d312e3" officeooo:paragraph-rsid="00d312e3" style:font-style-asian="normal" style:font-style-complex="normal"/>
    </style:style>
    <style:style style:name="P30" style:family="paragraph" style:parent-style-name="Standard">
      <style:text-properties fo:language="fr" fo:country="FR" fo:font-style="normal" officeooo:rsid="00ab806d" officeooo:paragraph-rsid="00ab806d" style:font-style-asian="normal" style:font-style-complex="normal"/>
    </style:style>
    <style:style style:name="P31" style:family="paragraph" style:parent-style-name="Standard">
      <style:text-properties fo:language="fr" fo:country="FR" fo:font-style="normal" officeooo:rsid="01d05605" officeooo:paragraph-rsid="01d05605" style:font-style-asian="normal" style:font-style-complex="normal"/>
    </style:style>
    <style:style style:name="P32"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3" style:family="paragraph" style:parent-style-name="Standard">
      <style:text-properties fo:language="fr" fo:country="FR" fo:font-weight="bold" officeooo:rsid="0154b4dc" style:font-weight-asian="bold" style:font-weight-complex="bold"/>
    </style:style>
    <style:style style:name="P34" style:family="paragraph" style:parent-style-name="Standard">
      <style:text-properties fo:language="fr" fo:country="FR" fo:font-weight="bold" officeooo:rsid="0154b4dc" officeooo:paragraph-rsid="015c9e13" style:font-weight-asian="bold" style:font-weight-complex="bold"/>
    </style:style>
    <style:style style:name="P35" style:family="paragraph" style:parent-style-name="Standard">
      <style:text-properties fo:language="fr" fo:country="FR" fo:font-weight="bold" officeooo:rsid="007d969d" officeooo:paragraph-rsid="0154b4dc" style:font-weight-asian="bold" style:font-weight-complex="bold"/>
    </style:style>
    <style:style style:name="P36" style:family="paragraph" style:parent-style-name="Standard">
      <style:text-properties fo:language="fr" fo:country="FR" fo:font-weight="bold" officeooo:rsid="00491dbb" officeooo:paragraph-rsid="008ddffb" style:font-weight-asian="bold" style:font-weight-complex="bold"/>
    </style:style>
    <style:style style:name="P37" style:family="paragraph" style:parent-style-name="Standard">
      <style:text-properties fo:language="fr" fo:country="FR" fo:font-weight="bold" officeooo:rsid="004bd802" officeooo:paragraph-rsid="00db96a9" style:font-weight-asian="bold" style:font-weight-complex="bold"/>
    </style:style>
    <style:style style:name="P38" style:family="paragraph" style:parent-style-name="Standard">
      <style:text-properties fo:language="fr" fo:country="FR" officeooo:paragraph-rsid="008ddffb"/>
    </style:style>
    <style:style style:name="P39" style:family="paragraph" style:parent-style-name="Standard">
      <style:text-properties fo:language="fr" fo:country="FR" officeooo:paragraph-rsid="01363b41"/>
    </style:style>
    <style:style style:name="P40" style:family="paragraph" style:parent-style-name="Standard">
      <style:text-properties fo:language="fr" fo:country="FR" fo:font-weight="normal" officeooo:rsid="0123cca6" officeooo:paragraph-rsid="0123cca6" style:font-weight-asian="normal" style:font-weight-complex="normal"/>
    </style:style>
    <style:style style:name="P41" style:family="paragraph" style:parent-style-name="Standard">
      <style:text-properties fo:language="fr" fo:country="FR" officeooo:paragraph-rsid="0123cca6"/>
    </style:style>
    <style:style style:name="P42" style:family="paragraph" style:parent-style-name="Standard">
      <style:text-properties fo:language="fr" fo:country="FR" officeooo:rsid="019553ec" officeooo:paragraph-rsid="019553ec"/>
    </style:style>
    <style:style style:name="P43" style:family="paragraph" style:parent-style-name="Standard">
      <style:text-properties style:use-window-font-color="true" fo:language="fr" fo:country="FR" officeooo:rsid="0186b560" officeooo:paragraph-rsid="0186b560"/>
    </style:style>
    <style:style style:name="P44" style:family="paragraph" style:parent-style-name="Standard">
      <style:text-properties fo:color="#c0c0c0" fo:language="fr" fo:country="FR" officeooo:paragraph-rsid="01363b41"/>
    </style:style>
    <style:style style:name="P45" style:family="paragraph" style:parent-style-name="Standard">
      <style:text-properties officeooo:paragraph-rsid="01c1d785"/>
    </style:style>
    <style:style style:name="P46" style:family="paragraph" style:parent-style-name="Standard">
      <style:text-properties officeooo:rsid="01cae7a9"/>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8" style:family="paragraph" style:parent-style-name="Standard">
      <style:paragraph-properties fo:break-before="page"/>
      <style:text-properties fo:color="#800080" fo:language="fr" fo:country="FR" officeooo:rsid="017b4140" officeooo:paragraph-rsid="019f4785"/>
    </style:style>
    <style:style style:name="P49" style:family="paragraph" style:parent-style-name="Standard">
      <style:paragraph-properties fo:break-before="page"/>
      <style:text-properties fo:font-style="italic" style:font-style-asian="italic" style:font-style-complex="italic"/>
    </style:style>
    <style:style style:name="P50" style:family="paragraph" style:parent-style-name="Text_20_body">
      <style:text-properties fo:language="fr" fo:country="FR" officeooo:rsid="0045ff88" officeooo:paragraph-rsid="0045ff88"/>
    </style:style>
    <style:style style:name="P51" style:family="paragraph" style:parent-style-name="Text_20_body">
      <style:text-properties officeooo:rsid="01d1e94e" officeooo:paragraph-rsid="01d1e94e"/>
    </style:style>
    <style:style style:name="P52" style:family="paragraph" style:parent-style-name="Title">
      <style:text-properties fo:language="fr" fo:country="FR"/>
    </style:style>
    <style:style style:name="P53" style:family="paragraph" style:parent-style-name="Footnote">
      <style:text-properties fo:language="fr" fo:country="FR" officeooo:rsid="014a6b75" officeooo:paragraph-rsid="014a6b75"/>
    </style:style>
    <style:style style:name="P54" style:family="paragraph" style:parent-style-name="Standard" style:list-style-name="L1">
      <style:text-properties fo:color="#008000" fo:language="fr" fo:country="FR" officeooo:rsid="01848b6f" officeooo:paragraph-rsid="01848b6f" fo:background-color="transparent"/>
    </style:style>
    <style:style style:name="P55" style:family="paragraph" style:parent-style-name="Standard" style:list-style-name="L1">
      <style:text-properties fo:color="#008000" fo:language="fr" fo:country="FR" officeooo:rsid="01848b75" officeooo:paragraph-rsid="01848b75" fo:background-color="transparent"/>
    </style:style>
    <style:style style:name="P56" style:family="paragraph" style:parent-style-name="Standard" style:list-style-name="L7">
      <style:text-properties fo:color="#008000" fo:language="fr" fo:country="FR" officeooo:rsid="012b6a12" officeooo:paragraph-rsid="012b6a12"/>
    </style:style>
    <style:style style:name="P57"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8"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9" style:family="paragraph" style:parent-style-name="Standard" style:list-style-name="L8">
      <style:text-properties fo:color="#008000" fo:language="fr" fo:country="FR" officeooo:rsid="017c9979" officeooo:paragraph-rsid="0192bacd"/>
    </style:style>
    <style:style style:name="P60" style:family="paragraph" style:parent-style-name="Standard" style:list-style-name="L8">
      <style:text-properties fo:color="#008000" fo:language="fr" fo:country="FR" officeooo:rsid="017c9979" officeooo:paragraph-rsid="01a5a5ff"/>
    </style:style>
    <style:style style:name="P61" style:family="paragraph" style:parent-style-name="Standard" style:list-style-name="L8">
      <style:text-properties fo:color="#008000" officeooo:paragraph-rsid="0189eb43"/>
    </style:style>
    <style:style style:name="P62" style:family="paragraph" style:parent-style-name="Standard" style:list-style-name="L2">
      <style:text-properties fo:language="fr" fo:country="FR" officeooo:paragraph-rsid="0154b4dc"/>
    </style:style>
    <style:style style:name="P63" style:family="paragraph" style:parent-style-name="Standard" style:list-style-name="L3">
      <style:text-properties fo:language="fr" fo:country="FR" officeooo:paragraph-rsid="0154b4dc"/>
    </style:style>
    <style:style style:name="P64"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5"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6" style:family="paragraph" style:parent-style-name="Standard" style:list-style-name="L5">
      <style:text-properties fo:language="fr" fo:country="FR" officeooo:rsid="00f66beb" officeooo:paragraph-rsid="013a37ac"/>
    </style:style>
    <style:style style:name="P67" style:family="paragraph" style:parent-style-name="Standard" style:list-style-name="L5">
      <style:text-properties fo:language="fr" fo:country="FR" officeooo:rsid="00f66beb" officeooo:paragraph-rsid="00f66beb"/>
    </style:style>
    <style:style style:name="P68" style:family="paragraph" style:parent-style-name="Standard" style:list-style-name="L5">
      <style:text-properties fo:language="fr" fo:country="FR" officeooo:rsid="0043a3e1" officeooo:paragraph-rsid="008ddffb"/>
    </style:style>
    <style:style style:name="P69"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0" style:family="paragraph" style:parent-style-name="Standard" style:list-style-name="L5">
      <style:text-properties fo:language="fr" fo:country="FR" officeooo:rsid="0014dff0" officeooo:paragraph-rsid="008ddffb"/>
    </style:style>
    <style:style style:name="P71" style:family="paragraph" style:parent-style-name="Standard" style:list-style-name="L7">
      <style:text-properties fo:language="fr" fo:country="FR" officeooo:rsid="0014dff0" officeooo:paragraph-rsid="012b6a12"/>
    </style:style>
    <style:style style:name="P72" style:family="paragraph" style:parent-style-name="Standard" style:list-style-name="L7">
      <style:text-properties fo:language="fr" fo:country="FR" officeooo:rsid="0014dff0" officeooo:paragraph-rsid="00f66beb"/>
    </style:style>
    <style:style style:name="P73" style:family="paragraph" style:parent-style-name="Standard" style:list-style-name="L6">
      <style:text-properties fo:language="fr" fo:country="FR" fo:font-weight="bold" officeooo:rsid="004755b5" officeooo:paragraph-rsid="008ddffb" style:font-weight-asian="bold" style:font-weight-complex="bold"/>
    </style:style>
    <style:style style:name="P74" style:family="paragraph" style:parent-style-name="Standard" style:list-style-name="L7">
      <style:text-properties fo:language="fr" fo:country="FR" officeooo:rsid="0069f73b" officeooo:paragraph-rsid="008ddffb"/>
    </style:style>
    <style:style style:name="P75" style:family="paragraph" style:parent-style-name="Standard" style:list-style-name="L7">
      <style:text-properties fo:language="fr" fo:country="FR" officeooo:rsid="006bb004" officeooo:paragraph-rsid="008ddffb"/>
    </style:style>
    <style:style style:name="P76" style:family="paragraph" style:parent-style-name="Standard" style:list-style-name="L7">
      <style:text-properties fo:language="fr" fo:country="FR" officeooo:rsid="006bb004" officeooo:paragraph-rsid="016f3e06"/>
    </style:style>
    <style:style style:name="P77" style:family="paragraph" style:parent-style-name="Standard" style:list-style-name="L7">
      <style:text-properties fo:language="fr" fo:country="FR" officeooo:rsid="012b6a12" officeooo:paragraph-rsid="012b6a12"/>
    </style:style>
    <style:style style:name="P78" style:family="paragraph" style:parent-style-name="Standard" style:list-style-name="L7">
      <style:text-properties fo:language="fr" fo:country="FR" officeooo:rsid="006d258c" officeooo:paragraph-rsid="008ddffb"/>
    </style:style>
    <style:style style:name="P79" style:family="paragraph" style:parent-style-name="Standard" style:list-style-name="L9">
      <style:text-properties fo:language="fr" fo:country="FR" officeooo:paragraph-rsid="00bcf22c"/>
    </style:style>
    <style:style style:name="P80" style:family="paragraph" style:parent-style-name="Standard" style:list-style-name="L9">
      <style:text-properties fo:language="fr" fo:country="FR" officeooo:paragraph-rsid="00be9ff5"/>
    </style:style>
    <style:style style:name="P81" style:family="paragraph" style:parent-style-name="Standard" style:list-style-name="L12">
      <style:text-properties fo:language="fr" fo:country="FR" officeooo:rsid="017c9979" officeooo:paragraph-rsid="019f4785"/>
    </style:style>
    <style:style style:name="P82" style:family="paragraph" style:parent-style-name="Standard">
      <style:text-properties fo:language="fr" fo:country="FR" officeooo:rsid="00c745a4" officeooo:paragraph-rsid="00c745a4"/>
    </style:style>
    <style:style style:name="P83"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4" style:family="paragraph" style:parent-style-name="Standard" style:list-style-name="L7">
      <style:text-properties fo:color="#ff0000" fo:language="fr" fo:country="FR" officeooo:rsid="00f66beb" officeooo:paragraph-rsid="00f66beb"/>
    </style:style>
    <style:style style:name="P85"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6"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7"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8" style:family="paragraph" style:parent-style-name="Standard" style:list-style-name="L11">
      <style:text-properties fo:color="#800080" fo:language="fr" fo:country="FR" officeooo:rsid="00611297" officeooo:paragraph-rsid="019f4785"/>
    </style:style>
    <style:style style:name="P89" style:family="paragraph" style:parent-style-name="Standard" style:list-style-name="L11">
      <style:text-properties fo:color="#800080" fo:language="fr" fo:country="FR" officeooo:rsid="017396a5" officeooo:paragraph-rsid="019f4785"/>
    </style:style>
    <style:style style:name="P90" style:family="paragraph" style:parent-style-name="Standard" style:list-style-name="L11">
      <style:text-properties fo:color="#800080" fo:language="fr" fo:country="FR" officeooo:rsid="0171cc62" officeooo:paragraph-rsid="019f4785"/>
    </style:style>
    <style:style style:name="P91" style:family="paragraph" style:parent-style-name="Standard" style:list-style-name="L11">
      <style:text-properties fo:color="#800080" fo:language="fr" fo:country="FR" officeooo:rsid="015c9e13" officeooo:paragraph-rsid="019f4785"/>
    </style:style>
    <style:style style:name="P92" style:family="paragraph" style:parent-style-name="Standard" style:list-style-name="L12">
      <style:text-properties fo:color="#808000" fo:language="fr" fo:country="FR" officeooo:rsid="017c9979" officeooo:paragraph-rsid="019f4785"/>
    </style:style>
    <style:style style:name="P93" style:family="paragraph" style:parent-style-name="Standard">
      <style:text-properties officeooo:rsid="01d66515" officeooo:paragraph-rsid="01d66515"/>
    </style:style>
    <style:style style:name="P94" style:family="paragraph" style:parent-style-name="Heading_20_1">
      <style:text-properties fo:language="fr" fo:country="FR"/>
    </style:style>
    <style:style style:name="P95" style:family="paragraph" style:parent-style-name="Heading_20_1">
      <style:text-properties fo:color="#000000" fo:language="fr" fo:country="FR"/>
    </style:style>
    <style:style style:name="P96" style:family="paragraph" style:parent-style-name="Heading_20_1">
      <style:text-properties fo:color="#000000" fo:language="fr" fo:country="FR" officeooo:paragraph-rsid="0154b4dc"/>
    </style:style>
    <style:style style:name="P97" style:family="paragraph" style:parent-style-name="Heading_20_1">
      <style:paragraph-properties fo:break-before="page"/>
      <style:text-properties fo:language="fr" fo:country="FR" officeooo:rsid="00656784" officeooo:paragraph-rsid="00656784"/>
    </style:style>
    <style:style style:name="P98" style:family="paragraph" style:parent-style-name="Heading_20_3">
      <style:text-properties fo:language="fr" fo:country="FR"/>
    </style:style>
    <style:style style:name="P99" style:family="paragraph" style:parent-style-name="Heading_20_3">
      <style:text-properties fo:language="fr" fo:country="FR" officeooo:rsid="00c745a4" officeooo:paragraph-rsid="00c745a4"/>
    </style:style>
    <style:style style:name="P100" style:family="paragraph" style:parent-style-name="Heading_20_3">
      <style:text-properties officeooo:rsid="01d1e94e" officeooo:paragraph-rsid="01d1e94e"/>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fo:font-style="normal" fo:font-weight="normal" officeooo:rsid="01c708b8" style:font-style-asian="normal" style:font-weight-asian="normal" style:font-style-complex="normal" style:font-weight-complex="normal"/>
    </style:style>
    <style:style style:name="T81" style:family="text">
      <style:text-properties officeooo:rsid="003df9a9"/>
    </style:style>
    <style:style style:name="T82" style:family="text">
      <style:text-properties fo:font-style="italic"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13a37ac"/>
    </style:style>
    <style:style style:name="T149" style:family="text">
      <style:text-properties fo:color="#008000" officeooo:rsid="016f3e06"/>
    </style:style>
    <style:style style:name="T150" style:family="text">
      <style:text-properties fo:color="#008000" officeooo:rsid="015e628b"/>
    </style:style>
    <style:style style:name="T151" style:family="text">
      <style:text-properties fo:color="#008000" officeooo:rsid="01b873a3"/>
    </style:style>
    <style:style style:name="T152" style:family="text">
      <style:text-properties fo:color="#008000" fo:language="fr" fo:country="FR" fo:font-style="normal" officeooo:rsid="00656784" style:font-style-asian="normal" style:font-style-complex="normal"/>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fo:color="#000000" style:text-underline-style="none"/>
    </style:style>
    <style:style style:name="T182" style:family="text">
      <style:text-properties fo:color="#000000" style:text-underline-style="none" officeooo:rsid="01c67769"/>
    </style:style>
    <style:style style:name="T183" style:family="text">
      <style:text-properties officeooo:rsid="01397b52"/>
    </style:style>
    <style:style style:name="T184" style:family="text">
      <style:text-properties officeooo:rsid="013a37ac"/>
    </style:style>
    <style:style style:name="T185" style:family="text">
      <style:text-properties officeooo:rsid="013c2820"/>
    </style:style>
    <style:style style:name="T186" style:family="text">
      <style:text-properties officeooo:rsid="0140accb"/>
    </style:style>
    <style:style style:name="T187" style:family="text">
      <style:text-properties officeooo:rsid="01451b12"/>
    </style:style>
    <style:style style:name="T188" style:family="text">
      <style:text-properties officeooo:rsid="014868c8"/>
    </style:style>
    <style:style style:name="T189" style:family="text">
      <style:text-properties officeooo:rsid="014c20e4"/>
    </style:style>
    <style:style style:name="T190" style:family="text">
      <style:text-properties officeooo:rsid="014e1bc6"/>
    </style:style>
    <style:style style:name="T191" style:family="text">
      <style:text-properties fo:color="#ff0000" officeooo:rsid="003df9a9"/>
    </style:style>
    <style:style style:name="T192" style:family="text">
      <style:text-properties fo:color="#ff0000" officeooo:rsid="00f66beb"/>
    </style:style>
    <style:style style:name="T193"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4" style:family="text">
      <style:text-properties fo:color="#ff0000" fo:font-style="normal" officeooo:rsid="01a678df" style:font-style-asian="normal" style:font-style-complex="normal"/>
    </style:style>
    <style:style style:name="T195" style:family="text">
      <style:text-properties officeooo:rsid="0154b4dc"/>
    </style:style>
    <style:style style:name="T196" style:family="text">
      <style:text-properties officeooo:rsid="015c9e13"/>
    </style:style>
    <style:style style:name="T197" style:family="text">
      <style:text-properties officeooo:rsid="016f3e06"/>
    </style:style>
    <style:style style:name="T198" style:family="text">
      <style:text-properties officeooo:rsid="017078a3"/>
    </style:style>
    <style:style style:name="T199" style:family="text">
      <style:text-properties officeooo:rsid="0171dd32"/>
    </style:style>
    <style:style style:name="T200" style:family="text">
      <style:text-properties officeooo:rsid="017396a5"/>
    </style:style>
    <style:style style:name="T201" style:family="text">
      <style:text-properties officeooo:rsid="01748c06"/>
    </style:style>
    <style:style style:name="T202" style:family="text">
      <style:text-properties officeooo:rsid="01765db0"/>
    </style:style>
    <style:style style:name="T203" style:family="text">
      <style:text-properties fo:color="#808000"/>
    </style:style>
    <style:style style:name="T204" style:family="text">
      <style:text-properties fo:color="#808000" officeooo:rsid="017f67b3"/>
    </style:style>
    <style:style style:name="T205" style:family="text">
      <style:text-properties fo:color="#808000" officeooo:rsid="0182f322"/>
    </style:style>
    <style:style style:name="T206" style:family="text">
      <style:text-properties officeooo:rsid="017f67b3"/>
    </style:style>
    <style:style style:name="T207" style:family="text">
      <style:text-properties officeooo:rsid="018037d1"/>
    </style:style>
    <style:style style:name="T208" style:family="text">
      <style:text-properties officeooo:rsid="01840bea"/>
    </style:style>
    <style:style style:name="T209" style:family="text">
      <style:text-properties fo:language="fr" fo:country="FR" fo:font-style="normal" fo:font-weight="normal" officeooo:rsid="0189eb43" style:font-style-asian="normal" style:font-weight-asian="normal" style:font-style-complex="normal" style:font-weight-complex="normal"/>
    </style:style>
    <style:style style:name="T210" style:family="text">
      <style:text-properties fo:language="fr" fo:country="FR" fo:font-style="normal" fo:font-weight="normal" officeooo:rsid="017c9979" style:font-style-asian="normal" style:font-weight-asian="normal" style:font-style-complex="normal" style:font-weight-complex="normal"/>
    </style:style>
    <style:style style:name="T211" style:family="text">
      <style:text-properties fo:language="fr" fo:country="FR" fo:font-style="normal" fo:font-weight="normal" officeooo:rsid="018c55d4" style:font-style-asian="normal" style:font-weight-asian="normal" style:font-style-complex="normal" style:font-weight-complex="normal"/>
    </style:style>
    <style:style style:name="T212" style:family="text">
      <style:text-properties fo:language="fr" fo:country="FR" fo:font-style="normal" fo:font-weight="normal" officeooo:rsid="018cb9b7" style:font-style-asian="normal" style:font-weight-asian="normal" style:font-style-complex="normal" style:font-weight-complex="normal"/>
    </style:style>
    <style:style style:name="T213" style:family="text">
      <style:text-properties fo:language="fr" fo:country="FR" fo:font-style="normal" officeooo:rsid="012f6587" style:font-style-asian="normal" style:font-style-complex="normal"/>
    </style:style>
    <style:style style:name="T214" style:family="text">
      <style:text-properties fo:language="fr" fo:country="FR" fo:font-style="normal" officeooo:rsid="00656784" style:font-style-asian="normal" style:font-style-complex="normal"/>
    </style:style>
    <style:style style:name="T215" style:family="text">
      <style:text-properties fo:language="fr" fo:country="FR" fo:font-style="normal" officeooo:rsid="01c27f7f" style:font-style-asian="normal" style:font-style-complex="normal"/>
    </style:style>
    <style:style style:name="T216" style:family="text">
      <style:text-properties fo:language="fr" fo:country="FR" fo:font-style="normal" officeooo:rsid="01c28933" style:font-style-asian="normal" style:font-style-complex="normal"/>
    </style:style>
    <style:style style:name="T217" style:family="text">
      <style:text-properties fo:language="fr" fo:country="FR" fo:font-style="italic" officeooo:rsid="00656784" style:font-style-asian="italic" style:font-style-complex="italic"/>
    </style:style>
    <style:style style:name="T218" style:family="text">
      <style:text-properties officeooo:rsid="01848b75"/>
    </style:style>
    <style:style style:name="T219" style:family="text">
      <style:text-properties officeooo:rsid="0171cc62"/>
    </style:style>
    <style:style style:name="T220" style:family="text">
      <style:text-properties officeooo:rsid="01880fa8"/>
    </style:style>
    <style:style style:name="T221" style:family="text">
      <style:text-properties officeooo:rsid="0194a961"/>
    </style:style>
    <style:style style:name="T222" style:family="text">
      <style:text-properties officeooo:rsid="019553ec"/>
    </style:style>
    <style:style style:name="T223" style:family="text">
      <style:text-properties style:use-window-font-color="true"/>
    </style:style>
    <style:style style:name="T224" style:family="text">
      <style:text-properties style:use-window-font-color="true" officeooo:rsid="01981645"/>
    </style:style>
    <style:style style:name="T225" style:family="text">
      <style:text-properties style:use-window-font-color="true" officeooo:rsid="01986f68"/>
    </style:style>
    <style:style style:name="T226" style:family="text">
      <style:text-properties style:use-window-font-color="true" fo:font-style="normal" fo:font-weight="normal" officeooo:rsid="0189eb43" style:font-style-asian="normal" style:font-weight-asian="normal" style:font-style-complex="normal" style:font-weight-complex="normal"/>
    </style:style>
    <style:style style:name="T227" style:family="text">
      <style:text-properties style:use-window-font-color="true" fo:font-style="normal" fo:font-weight="normal" officeooo:rsid="01942752" style:font-style-asian="normal" style:font-weight-asian="normal" style:font-style-complex="normal" style:font-weight-complex="normal"/>
    </style:style>
    <style:style style:name="T228" style:family="text">
      <style:text-properties style:use-window-font-color="true" fo:font-style="normal" fo:font-weight="normal" officeooo:rsid="01a5a5ff" style:font-style-asian="normal" style:font-weight-asian="normal" style:font-style-complex="normal" style:font-weight-complex="normal"/>
    </style:style>
    <style:style style:name="T229" style:family="text">
      <style:text-properties style:use-window-font-color="true" officeooo:rsid="01a68307"/>
    </style:style>
    <style:style style:name="T230" style:family="text">
      <style:text-properties officeooo:rsid="01981645"/>
    </style:style>
    <style:style style:name="T231" style:family="text">
      <style:text-properties officeooo:rsid="01a7f5c2"/>
    </style:style>
    <style:style style:name="T232" style:family="text">
      <style:text-properties officeooo:rsid="01a8da29"/>
    </style:style>
    <style:style style:name="T233" style:family="text">
      <style:text-properties officeooo:rsid="01ac653f"/>
    </style:style>
    <style:style style:name="T234" style:family="text">
      <style:text-properties officeooo:rsid="01b19a0e"/>
    </style:style>
    <style:style style:name="T235" style:family="text">
      <style:text-properties officeooo:rsid="01ba66fd"/>
    </style:style>
    <style:style style:name="T236" style:family="text">
      <style:text-properties officeooo:rsid="01c01fda"/>
    </style:style>
    <style:style style:name="T237" style:family="text">
      <style:text-properties officeooo:rsid="01a8da29" style:language-asian="zxx" style:country-asian="none" style:language-complex="zxx" style:country-complex="none"/>
    </style:style>
    <style:style style:name="T238" style:family="text">
      <style:text-properties officeooo:rsid="01c67769"/>
    </style:style>
    <style:style style:name="T239" style:family="text">
      <style:text-properties style:text-position="sub 58%"/>
    </style:style>
    <style:style style:name="T240" style:family="text">
      <style:text-properties officeooo:rsid="01d2e8d6"/>
    </style:style>
    <style:style style:name="T241" style:family="text">
      <style:text-properties officeooo:rsid="01d32a02"/>
    </style:style>
    <style:style style:name="T242" style:family="text">
      <style:text-properties style:text-position="super 58%" officeooo:rsid="01d32a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itre ?</text:p>
      <text:p text:style-name="P50">Méthode d'ordre élevé pour le suivi de surface et la déformation de maillage...</text:p>
      <text:h text:style-name="P94" text:outline-level="1">Introduction</text:h>
      <text:p text:style-name="P17"><text:span text:style-name="T150">Contexte </text:span><text:span text:style-name="T128">interface</text:span><text:span text:style-name="T129">s</text:span><text:span text:style-name="T128"> en propagation</text:span><text:span text:style-name="T150">, d</text:span><text:span text:style-name="T113">escription/formulation </text:span><text:span text:style-name="T124">du problème → </text:span><text:span text:style-name="T132">formulation lagrangienne classique → ambiguï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4">(références)</text:span></text:p>
      <text:p text:style-name="P17"><text:span text:style-name="T198">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6681288416554238123" text:style-name="L1">
        <text:list-item>
          <text:p text:style-name="P54">point de vue eulérien → représentation implicite</text:p>
          <text:list>
            <text:list-item>
              <text:p text:style-name="P55">ex : level-set, VOF, interfaces diffuses, ...</text:p>
            </text:list-item>
            <text:list-item>
              <text:p text:style-name="P55">+ : <text:span text:style-name="T219">formulation simple, facilement généralisable à n dimensions, supporte naturellement les changements topologiques de l'interface </text:span>→ bien adapté <text:span text:style-name="T234">(voire réservé)</text:span> aux interfaces <text:span text:style-name="T82">fluide-fluide</text:span></text:p>
            </text:list-item>
            <text:list-item>
              <text:p text:style-name="P55">- : <text:span text:style-name="T219">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4">po<text:span text:style-name="T218">int</text:span> de vue lagrangien → représentation explicite</text:p>
          <text:list>
            <text:list-item>
              <text:p text:style-name="P55">ex : front-tracking, face-offsetting, high-order, ...</text:p>
            </text:list-item>
            <text:list-item>
              <text:p text:style-name="P55">+ : <text:span text:style-name="T219">fine résolution des quantités géométriques, application directe et précise des conditions aux limites</text:span></text:p>
            </text:list-item>
            <text:list-item>
              <text:p text:style-name="P55">- : s<text:span text:style-name="T200">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1">type de problèmes visés, </text:span>motivation high-order, BREP</text:p>
      <text:p text:style-name="P43"><text:span text:style-name="T222">Dans cette thèse, </text:span>focus sur <text:span text:style-name="T222">problèmes où </text:span>interface = frontière (solide, <text:span text:style-name="T220">déformable</text:span>) d'un domaine fluide =&gt; <text:span text:style-name="T230">interface </text:span><text:span text:style-name="T82">piecewise</text:span> smooth, <text:span text:style-name="T230">déformations modérées, peu de changements de topologie =&gt; </text:span><text:span text:style-name="T31">on privilégie </text:span><text:span text:style-name="T33">la description</text:span><text:span text:style-name="T31"> </text:span><text:span text:style-name="T32">lagrangienne</text:span></text:p>
      <text:p text:style-name="P42"><text:span text:style-name="T223">dans ces applications </text:span><text:span text:style-name="T229">(industrielles)</text:span><text:span text:style-name="T223">, la définition de la géométrie </text:span><text:span text:style-name="T224">initiale</text:span><text:span text:style-name="T223"> passe par une phase de CAO →</text:span><text:span text:style-name="T225">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5"/>
      <text:p text:style-name="P25"/>
      <text:p text:style-name="P25"/>
      <text:p text:style-name="P25"/>
      <text:p text:style-name="P19">Plan de la thèse...</text:p>
      <text:p text:style-name="P18"/>
      <text:h text:style-name="P95" text:outline-level="1"><text:soft-page-break/>Démarche</text:h>
      <text:p text:style-name="P5">Chapitres…</text:p>
      <text:p text:style-name="P34">1. [Élaboration d'un] algorithme pour la propagation d'une surface [dans le formalisme BREP]/[régulière par morceaux]</text:p>
      <text:p text:style-name="P35"><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2"><text:span text:style-name="T86">Pour cela :</text:span><text:span text:style-name="T99"> </text:span></text:p>
      <text:list xml:id="list5981432937397314789" text:style-name="L2">
        <text:list-item>
          <text:p text:style-name="P62"><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5751396343445305283" text:style-name="L3">
        <text:list-item>
          <text:list>
            <text:list-item>
              <text:p text:style-name="P63"><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64">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5">différence avec le simple transport explicite suivant la normale </text:span><text:span text:style-name="T140">[Thèse Jiao</text:span><text:span text:style-name="T143">]</text:span>).</text:p>
            </text:list-item>
          </text:list>
        </text:list-item>
        <text:list-item>
          <text:p text:style-name="P63"><text:span text:style-name="T67">e</text:span><text:span text:style-name="T46">nsuite, application de la condition d'entropie : résolution des auto-intersections </text:span><text:span text:style-name="T80">(de type concave uniquement)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20"><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7505739786722384802" text:style-name="L4">
        <text:list-header>
          <text:p text:style-name="P83"/>
        </text:list-header>
      </text:list>
      <text:p text:style-name="P33">2. Méthode [(pseudo-)spectrale]/[d'ordre élevé] pour le suivi d'un [patch rectangulaire de surface]/[carreau paramétrique]</text:p>
      <text:p text:style-name="P22">Objectif :<text:span text:style-name="T1"> </text:span><text:span text:style-name="T8">mettre au point une méthode numérique </text:span><text:span text:style-name="T9">(discrétisations spatiale et temporelle)</text:span></text:p>
      <text:p text:style-name="P22"><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7">Pour cela :<text:span text:style-name="T1"> </text:span></text:p>
      <text:list xml:id="list3528154642176735801" text:style-name="L5">
        <text:list-item>
          <text:p text:style-name="P66">Méthode pseudo-spectrale <text:span text:style-name="T148">(</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8">)</text:span><text:span text:style-name="T184"> </text:span>basée sur le <text:span text:style-name="T162">transport/suivi</text:span> lagrangien de marqueurs/points de collocation </text:p>
        </text:list-item>
        <text:list-item>
          <text:p text:style-name="P68"><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69"><text:span text:style-name="T1">intégration temporelle classique </text:span><text:span text:style-name="T4">s</text:span><text:span text:style-name="T1">i le champ de vecteur vitesse est donné </text:span><text:span text:style-name="T41">(résolution ODE)</text:span></text:p>
        </text:list-item>
        <text:list-item>
          <text:p text:style-name="P67"><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70"><text:soft-page-break/><text:span text:style-name="T81">problèmes liés aux grandes déformations</text:span> <text:span text:style-name="T81">(</text:span>aliasing <text:span text:style-name="T153">excessif</text:span>, folding / <text:span text:style-name="T153">collapse / auto-intersections locales</text:span>…<text:span text:style-name="T81">), </text:span><text:span text:style-name="T134">état de l'art</text:span><text:span text:style-name="T81">, détection / prévention / </text:span><text:span text:style-name="T191">traitement</text:span></text:p>
        </text:list-item>
      </text:list>
      <text:p text:style-name="P21"><text:span text:style-name="T98">Transition :</text:span><text:span text:style-name="T3"> ...</text:span></text:p>
      <text:list xml:id="list3474040494404268837" text:style-name="L6">
        <text:list-header>
          <text:p text:style-name="P73"/>
        </text:list-header>
      </text:list>
      <text:p text:style-name="P38"><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22">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2">Pour cela :<text:span text:style-name="T1"> </text:span></text:p>
      <text:list xml:id="list379026911569358956" text:style-name="L7">
        <text:list-item>
          <text:p text:style-name="P74">paramétrisation/<text:span text:style-name="T163">trimming</text:span> des faces "Huygens" </text:p>
          <text:list>
            <text:list-item>
              <text:p text:style-name="P75">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6">sommets <text:span text:style-name="T95">(</text:span>polygone sphérique découpé en quad<text:span text:style-name="T96">s</text:span> (seulement si vitesse uniforme), (trimmed) l<text:span text:style-name="T97">ong-lat</text:span> rectangle <text:span text:style-name="T149">["</text:span><text:span text:style-name="T138">Filling Polygonal Holes with Rectangular Patches</text:span><text:span text:style-name="T149">", Hahn </text:span><text:span text:style-name="T151">(?)</text:span><text:span text:style-name="T149">]</text:span><text:span text:style-name="T197">)</text:span></text:p>
            </text:list-item>
          </text:list>
        </text:list-item>
        <text:list-item>
          <text:p text:style-name="P71"><text:span text:style-name="T166">détection/tracé des </text:span>intersections <text:span text:style-name="T165">face-face </text:span></text:p>
          <text:list>
            <text:list-item>
              <text:p text:style-name="P56">état de l'art <text:span text:style-name="T235">intersection de surfaces paramétriques</text:span></text:p>
            </text:list-item>
            <text:list-item>
              <text:p text:style-name="P77">adaptation de l'approche Hohmeyer (Chebyshev/Bernstein)</text:p>
            </text:list-item>
          </text:list>
        </text:list-item>
        <text:list-item>
          <text:p text:style-name="P78">reconstruction <text:span text:style-name="T167">faces trimmées et topologie </text:span>BREP</text:p>
        </text:list-item>
        <text:list-item>
          <text:p text:style-name="P72">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72"><text:span text:style-name="T154">sans faces trimmées </text:span>(→<text:span text:style-name="T154"> quadrature Clenshaw Curtis</text:span>) <text:span text:style-name="T154">(vortex, cube en expansion, </text:span><text:span text:style-name="T192">vitesse normale non-uniforme</text:span><text:span text:style-name="T154">)</text:span></text:p>
            </text:list-item>
            <text:list-item>
              <text:p text:style-name="P84">avec faces trimmées (extension quadrature?) <text:span text:style-name="T188">(zalesak, cone-cyl, ...)</text:span></text:p>
            </text:list-item>
          </text:list>
        </text:list-item>
      </text:list>
      <text:p text:style-name="P23">Transition :<text:span text:style-name="T1"> ...</text:span></text:p>
      <text:p text:style-name="P24"/>
      <text:p text:style-name="P36"><text:span text:style-name="T195">4. D</text:span>éformation de maillage surfacique <text:span text:style-name="T173">[</text:span><text:span text:style-name="T170">pour </text:span><text:span text:style-name="T171">des simulations</text:span><text:span text:style-name="T170"> EF/VF</text:span><text:span text:style-name="T172">]</text:span></text:p>
      <text:p text:style-name="P23">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3">Pour cela :<text:span text:style-name="T1"> </text:span></text:p>
      <text:list xml:id="list2946356796812582149" text:style-name="L8">
        <text:list-item>
          <text:p text:style-name="P57"><text:span text:style-name="T1">état de l'art </text:span><text:span text:style-name="T30">des méthodes d</text:span><text:span text:style-name="T38">e simulation en présence de frontières mobiles/déformables </text:span><text:span text:style-name="T1">: </text:span></text:p>
          <text:list>
            <text:list-item>
              <text:p text:style-name="P58">maillage fluide conformant à l'interface</text:p>
              <text:list>
                <text:list-item>
                  <text:p text:style-name="P61"><text:span text:style-name="T210">1 seul maillage body-fitted </text:span><text:span text:style-name="T212">avec formulation </text:span><text:span text:style-name="T209">ALE </text:span><text:span text:style-name="T211">(</text:span><text:span text:style-name="T209">frontière = maillage de l'interface, intérieur déformé de façon arbitraire</text:span><text:span text:style-name="T211">)</text:span></text:p>
                </text:list-item>
                <text:list-item>
                  <text:p text:style-name="P59"><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text:span><text:soft-page-break/><text:span text:style-name="T72">de maillage 3d pour les géométries complexes (e.g. hyper-sustentateurs), et évite de déformer un maillage 3d, mais </text:span><text:span text:style-name="T71">limité aux mouvements rigides</text:span><text:span text:style-name="T74"> (?)</text:span><text:span text:style-name="T71">)</text:span></text:p>
                </text:list-item>
              </text:list>
            </text:list-item>
            <text:list-item>
              <text:p text:style-name="P60">maillage <text:span text:style-name="T71">fluide </text:span>non conformant à l'interface : immersed/<text:span text:style-name="T206">embedded</text:span> boundary method <text:span text:style-name="T221">["</text:span><text:span text:style-name="T84">The immersed boundary method</text:span><text:span text:style-name="T221">", Peskin (2002)]</text:span> : <text:span text:style-name="T206">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6">",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4"><text:span text:style-name="T227">→</text:span><text:span text:style-name="T228"> </text:span><text:span text:style-name="T226">on se concentre sur le cas {1 maillage body-fitted en ALE, i.e. à connectivité fixe} (on ne s'occupe que de la frontière)</text:span></text:p>
      <text:list xml:id="list1388452507333189988" text:style-name="L9">
        <text:list-item>
          <text:p text:style-name="P79"><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80"><text:span text:style-name="T193">Hypergraphe</text:span><text:span text:style-name="T49"> </text:span><text:span text:style-name="T53">+ s</text:span><text:span text:style-name="T54">moothing amélioré (projection sur hyperface/hyperedge)</text:span></text:p>
        </text:list-item>
        <text:list-item>
          <text:p text:style-name="P85"><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3">Transition :<text:span text:style-name="T1"> ...</text:span></text:p>
      <text:p text:style-name="P24"/>
      <text:p text:style-name="P37"><text:span text:style-name="T195">5. </text:span>Application à la simulation de la combustion/<text:span text:style-name="T169">régression</text:span> de propergol solide</text:p>
      <text:p text:style-name="P23">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3">Pour cela :<text:span text:style-name="T1"> </text:span></text:p>
      <text:list xml:id="list2979770545099320869" text:style-name="L10">
        <text:list-item>
          <text:p text:style-name="P65">contexte rapide propulsion solide, enjeux, difficultés</text:p>
        </text:list-item>
        <text:list-item>
          <text:p text:style-name="P87"><text:span text:style-name="T1">configuration, </text:span><text:span text:style-name="T12">méthodologie de "couplage" </text:span><text:span text:style-name="T15">et de déformation de maillage volumique</text:span></text:p>
        </text:list-item>
        <text:list-item>
          <text:p text:style-name="P86"><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7"><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6" text:outline-level="1">Discussion</text:h>
      <text:p text:style-name="P6">Analyse critique de l'étude</text:p>
      <text:p text:style-name="P9"/>
      <text:h text:style-name="P96" text:outline-level="1">Conclusion/<text:span text:style-name="T233">Perspectives</text:span></text:h>
      <text:h text:style-name="P96" text:outline-level="1">Annexes</text:h>
      <text:p text:style-name="P8"/>
      <text:h text:style-name="P97" text:outline-level="1">Argument<text:span text:style-name="T190">ation</text:span></text:h>
      <text:h text:style-name="P98" text:outline-level="3">Type de problèmes visés, <text:span text:style-name="T183">motivation high-order et BREP</text:span></text:h>
      <text:p text:style-name="P44">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55">régulières par morceaux</text:span> (omniprésentes dans les applications industrielles, donner exemples...), i.e. pouvant avoir des discontinuités de plan tangent ou de courbure (<text:span text:style-name="T155">on ne s'intéresse pas aux problèmes de type mean curvature flow, Willmore flow, etc</text:span>.). </text:p>
      <text:p text:style-name="P39"><text:span text:style-name="T175">L</text:span><text:span text:style-name="T176">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2">[On se limite à des surfaces qui </text:span><text:span text:style-name="T237">sont</text:span><text:span text:style-name="T232"> des variétés topologiques</text:span><text:span text:style-name="T232"><text:note text:id="ftn1" text:note-class="footnote"><text:note-citation>1</text:note-citation><text:note-body><text:p text:style-name="P53">Et même différentielles.</text:p></text:note-body></text:note></text:span><text:span text:style-name="T232">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9">), on pourrait donc généraliser notre méthode également.] → conclusion/perspectives ?</text:span></text:p>
      <text:p text:style-name="P17"/>
      <text:h text:style-name="P99" text:outline-level="3">Traitement des différentes entités BREP dans la construction de l'EdB</text:h>
      <text:p text:style-name="P82">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2">(à développer…)</text:span></text:p>
      <text:p text:style-name="P82"><text:span text:style-name="T82"/></text:p>
      <text:h text:style-name="Heading_20_3" text:outline-level="3">Offset en CAO</text:h>
      <text:p text:style-name="P93">Traditionnellement, l'opération de décalage (offset) repose sur un arbre CSG (que l'on <text:soft-page-break/>convertit ensuite en BREP par « boundary evaluation »). Ici, on travaille seulement avec un modèle BREP.</text:p>
      <text:p text:style-name="P93">En outre, les outils de CAO standards ne réalisent (à ma connaissance) que des décalages à distance fixe, alors qu'ici la fonction rayon des boules dont on construit l'enveloppe peut varier sur la surface.</text:p>
      <text:p text:style-name="P93"/>
      <text:h text:style-name="P98" text:outline-level="3">Choix de l<text:span text:style-name="T186">a méthode numérique</text:span> (méthode pseudo-spectrale de suivi lagrangien)</text:h>
      <text:p text:style-name="P40">[…]</text:p>
      <text:p text:style-name="P41"/>
      <text:h text:style-name="P98" text:outline-level="3">Choix des fonctions de base</text:h>
      <text:p text:style-name="P26"><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27"><text:span text:style-name="T106">Polynômes algébriques (en produit tensoriel) </text:span>adapté<text:span text:style-name="T106">s</text:span> aux carreaux paramétriques, <text:span text:style-name="T187">donc plus</text:span> pratique<text:span text:style-name="T187">s</text:span>/flexible<text:span text:style-name="T187">s</text:span> pour traiter des géométries piecewise smooth et de topologie arbitraire <text:span text:style-name="T187">en utilisant le formalisme BREP</text:span>. </text:p>
      <text:p text:style-name="P12">Bernstein traditionnellement utilisé en CAO (<text:span text:style-name="T110">pratique pour la détection des intersections grâce la propriété d'enveloppe convexe, </text:span>etc)</text:p>
      <text:p text:style-name="P45"><text:span text:style-name="T213">On choisit Chebyshev : </text:span><text:span text:style-name="T214">orthogonal</text:span><text:span text:style-name="T213">ité</text:span><text:span text:style-name="T214"> (LS fitting, aspect multirésolution, élévation/réduction de degré + quasi-optimalité minimax), </text:span><text:span text:style-name="T213">évaluation moins coûteuse</text:span><text:span text:style-name="T214"> (Clenshaw </text:span><text:span text:style-name="T215">O(n) vs deCasteljau O(n²)</text:span><text:span text:style-name="T214">, FFT </text:span><text:span text:style-name="T216">O(n logn)</text:span><text:span text:style-name="T214">), points de collocations/marqueurs </text:span><text:span text:style-name="T217">sur</text:span><text:span text:style-name="T214"> la surface (plus simple pour le suivi lagrangien). (</text:span><text:span text:style-name="T213">Pour les intersections, o</text:span><text:span text:style-name="T214">n peut changer de base </text:span><text:span text:style-name="T152">[Rababah (2003)]</text:span><text:span text:style-name="T213"> </text:span><text:span text:style-name="T214">pour cette étape </text:span><text:span text:style-name="T213">si le degré des polynômes reste modeste</text:span><text:span text:style-name="T214">, sinon on développe une heuristique pour construire simplement des volumes englobants à partir des coeffs de Chebyshev). (Chebyshev également utilisé en CAO pour la réduction ou l'élévation de degré </text:span><text:span text:style-name="T152">[lachance1988]</text:span><text:span text:style-name="T214"> et le rendu </text:span><text:span text:style-name="T152">[</text:span><text:span text:style-name="T113">campagna1997</text:span><text:span text:style-name="T152">]</text:span><text:span text:style-name="T214">)</text:span></text:p>
      <text:p text:style-name="P30">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31">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29">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29"/>
      <text:p text:style-name="P13"><text:soft-page-break/>→ ["<text:span text:style-name="T82">Chebyshev and Fourier Spectral Methods</text:span>", Boyd (2001)] (section 1.6, pp.9-10)</text:p>
      <text:p text:style-name="P26"/>
      <text:h text:style-name="P98" text:outline-level="3">Robustesse/<text:span text:style-name="T104">Précision</text:span> des intersections <text:span text:style-name="T236">tangentielles</text:span> </text:h>
      <text:p text:style-name="P28">Calculer précisément <text:span text:style-name="T104">et avec robustesse </text:span>des intersections tangentielles peut être fastidieux (en particulier avec des surfaces paramétriques polynomiales de degré é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28"/>
      <text:h text:style-name="P100" text:outline-level="3">Reparamétrisation affine</text:h>
      <text:p text:style-name="P51">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39">ab </text:span>via le changement de variable affine f(x) = <text:span text:style-name="T240">(b-a)x/2 + (a+b)/2,</text:span> i.e. P<text:span text:style-name="T239">ab</text:span> = P o f. <text:span text:style-name="T241">(La réciproque du changement de variable est f</text:span><text:span text:style-name="T242">-1</text:span><text:span text:style-name="T241">(y) = (2x-a-b)/(b-a)).</text:span></text:p>
      <text:p text:style-name="P48"><text:span text:style-name="T208">&lt; </text:span>interface <text:span text:style-name="T155">fluide-fluide</text:span></text:p>
      <text:p text:style-name="P1"><text:span text:style-name="T202">D</text:span>ifférentes <text:span text:style-name="T199">représentations pour l'interface </text:span>:</text:p>
      <text:list xml:id="list4541852893963773137" text:style-name="L11">
        <text:list-item>
          <text:p text:style-name="P88">implicite <text:span text:style-name="T200">(fonction de phase)</text:span></text:p>
          <text:list>
            <text:list-item>
              <text:p text:style-name="P89">ex : <text:span text:style-name="T93">level-set, VOF, interfaces diffuses</text:span></text:p>
            </text:list-item>
            <text:list-item>
              <text:p text:style-name="P90">+ : formulation simple, directement généralisable à n dimensions <text:span text:style-name="T201">(un peu plus complexe pour VOF)</text:span>, supporte naturellement les changements topologiques de l'interface (reconnexion, détachement)</text:p>
            </text:list-item>
            <text:list-item>
              <text:p text:style-name="P90">- : faible résolution, <text:span text:style-name="T200">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91">explicite <text:span text:style-name="T200">(marqueurs, maillage)</text:span></text:p>
          <text:list>
            <text:list-item>
              <text:p text:style-name="P89">ex : <text:span text:style-name="T196">front tracking, face-offsetting</text:span>[<text:span text:style-name="T196">, high-order ?</text:span>]</text:p>
            </text:list-item>
            <text:list-item>
              <text:p text:style-name="P90">+ : fine résolution, application directe et précise <text:span text:style-name="T200">des conditions aux limites</text:span></text:p>
            </text:list-item>
            <text:list-item>
              <text:p text:style-name="P90">- : <text:span text:style-name="T200">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8">&lt; </text:span>interface <text:span text:style-name="T155">fluide-structure</text:span></text:p>
      <text:list xml:id="list2544953831639701051" text:style-name="L12">
        <text:list-item>
          <text:p text:style-name="P92">maillage conformant à l'interface</text:p>
          <text:list>
            <text:list-item>
              <text:p text:style-name="P92">1 seul maillage body-fitted, déformé pour suivre le mouvement de l'interface</text:p>
              <text:list>
                <text:list-item>
                  <text:p text:style-name="P92">+ : </text:p>
                </text:list-item>
                <text:list-item>
                  <text:p text:style-name="P92">- : </text:p>
                </text:list-item>
              </text:list>
            </text:list-item>
            <text:list-item>
              <text:p text:style-name="P92">Chimère : maillages body-fitted <text:span text:style-name="T207">locaux </text:span>(1 par corps) qui se superposent</text:p>
              <text:list>
                <text:list-item>
                  <text:p text:style-name="P92">+ : facilite la génération de maillage</text:p>
                </text:list-item>
                <text:list-item>
                  <text:p text:style-name="P92">- : limité aux déplacements rigides (?)</text:p>
                </text:list-item>
              </text:list>
            </text:list-item>
          </text:list>
        </text:list-item>
        <text:list-item>
          <text:p text:style-name="P92">maillage non conformant à l'interface</text:p>
          <text:list>
            <text:list-item>
              <text:p text:style-name="P81"><text:span text:style-name="T203">immersed/</text:span><text:span text:style-name="T204">embedded</text:span><text:span text:style-name="T203"> boundary method : </text:span><text:span text:style-name="T204">fluide traité de façon eulérienne (maillage fixe), interface représentée soit implicitement soir explicitement</text:span></text:p>
              <text:list>
                <text:list-item>
                  <text:p text:style-name="P92">+ : facilite la génération de maillage</text:p>
                </text:list-item>
                <text:list-item>
                  <text:p text:style-name="P81"><text:span text:style-name="T203">- : traitement des conditions aux limites </text:span><text:span text:style-name="T205">(discrete/continuous forcing) </text:span><text:span text:style-name="T203">et des parois (e.g. écoulements à haut Re)</text:span></text:p>
                </text:list-item>
              </text:list>
            </text:list-item>
          </text:list>
        </text:list-item>
      </text:list>
      <text:p text:style-name="P4">&gt;</text:p>
      <text:p text:style-name="P4"/>
      <text:p text:style-name="P49"><text:span text:style-name="T238">From [</text:span><text:span text:style-name="T181">« </text:span><text:bookmark text:name="GDrSnOiBQukJ"/><text:span text:style-name="T181">On multivariate Chebyshev polynomials and spectral approximations on triangles », </text:span><text:span text:style-name="T182">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6-07T14:59:05.769085495</dc:date>
    <dc:creator>Bastien Andrieu</dc:creator>
    <meta:editing-duration>P5DT22H43M41S</meta:editing-duration>
    <meta:editing-cycles>470</meta:editing-cycles>
    <meta:generator>LibreOffice/5.0.6.2$Linux_X86_64 LibreOffice_project/00$Build-2</meta:generator>
    <meta:document-statistic meta:table-count="0" meta:image-count="0" meta:object-count="0" meta:page-count="9" meta:paragraph-count="137" meta:word-count="2772" meta:character-count="19469" meta:non-whitespace-character-count="16868"/>
  </office:meta>
</office:document-meta>
</file>